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20pt" fo:font-weight="bold" officeooo:rsid="001d3321" officeooo:paragraph-rsid="001d3321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size="20pt" fo:font-weight="normal" officeooo:rsid="001d3321" officeooo:paragraph-rsid="001d3321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fo:font-size="28pt" fo:font-weight="bold" officeooo:rsid="00205fae" officeooo:paragraph-rsid="00205fae" style:font-size-asian="28pt" style:font-weight-asian="bold" style:font-size-complex="28pt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fo:font-size="28pt" fo:font-weight="bold" officeooo:rsid="002323a4" officeooo:paragraph-rsid="002323a4" style:font-size-asian="28pt" style:font-weight-asian="bold" style:font-size-complex="28pt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fo:font-size="14pt" fo:font-weight="bold" officeooo:rsid="002323a4" officeooo:paragraph-rsid="002323a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justify" style:justify-single-word="false"/>
      <style:text-properties fo:font-size="14pt" fo:font-weight="normal" officeooo:rsid="00205fae" officeooo:paragraph-rsid="00205fa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fo:font-size="14pt" fo:font-weight="normal" officeooo:rsid="00205fae" officeooo:paragraph-rsid="0021ec1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fo:font-size="14pt" fo:font-weight="normal" officeooo:rsid="002319ff" officeooo:paragraph-rsid="002319f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200%" fo:text-align="justify" style:justify-single-word="false" fo:break-before="page"/>
      <style:text-properties fo:font-size="28pt" fo:font-style="normal" style:text-underline-style="none" fo:font-weight="bold" officeooo:rsid="001d3321" officeooo:paragraph-rsid="0021ec18" style:font-size-asian="28pt" style:font-style-asian="normal" style:font-weight-asian="bold" style:font-size-complex="28pt" style:font-style-complex="normal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fo:font-size="40pt" fo:font-weight="normal" officeooo:rsid="00281506" officeooo:paragraph-rsid="00281506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fo:font-size="20pt" fo:font-weight="bold" officeooo:rsid="001d3321" officeooo:paragraph-rsid="001d3321" style:font-size-asian="20pt" style:font-weight-asian="bold" style:font-size-complex="20pt" style:font-weight-complex="bold"/>
    </style:style>
    <style:style style:name="P12" style:family="paragraph" style:parent-style-name="Standard">
      <style:paragraph-properties fo:line-height="200%" fo:text-align="justify" style:justify-single-word="false"/>
      <style:text-properties fo:font-size="14pt" fo:font-weight="normal" officeooo:rsid="0021ec18" officeooo:paragraph-rsid="0021ec1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200%" fo:text-align="justify" style:justify-single-word="false"/>
      <style:text-properties fo:font-size="14pt" fo:font-weight="normal" officeooo:rsid="002913af" officeooo:paragraph-rsid="002913a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200%" fo:text-align="justify" style:justify-single-word="false"/>
      <style:text-properties fo:font-size="14pt" fo:font-weight="normal" officeooo:rsid="002aec1c" officeooo:paragraph-rsid="002aec1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200%" fo:text-align="justify" style:justify-single-word="false"/>
      <style:text-properties fo:font-size="14pt" fo:font-weight="bold" officeooo:rsid="002323a4" officeooo:paragraph-rsid="002323a4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200%" fo:text-align="justify" style:justify-single-word="false"/>
      <style:text-properties fo:font-size="14pt" fo:font-weight="bold" officeooo:rsid="002913af" officeooo:paragraph-rsid="002913af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81506"/>
    </style:style>
    <style:style style:name="T3" style:family="text">
      <style:text-properties officeooo:rsid="002913af"/>
    </style:style>
    <style:style style:name="T4" style:family="text">
      <style:text-properties officeooo:rsid="00297e5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latório de High Performance Computing</text:p>
      <text:p text:style-name="P10">Projeto 1</text:p>
      <text:p text:style-name="P10">Merge-Sort com </text:p>
      <text:p text:style-name="P10">Cliente-Servidor</text:p>
      <text:p text:style-name="P2">Aluno:</text:p>
      <text:p text:style-name="P1"><text:tab/>Gabriel Henrique Martinez Saraiva</text:p>
      <text:p text:style-name="P1"/>
      <text:p text:style-name="P1"/>
      <text:p text:style-name="P2">Professor:</text:p>
      <text:p text:style-name="P1"><text:tab/>Dr. Aleardo Manacero Jr.</text:p>
      <text:p text:style-name="P1"/>
      <text:p text:style-name="P9">Introdução</text:p>
      <text:p text:style-name="P7"><text:tab/>Neste trabalho, o <text:span text:style-name="T2">foram testados os algoritmos de ordenação MERGE-SORT e BUBBLE-SORT,</text:span> implementado<text:span text:style-name="T2">s</text:span> em linguagem C utilizando <text:span text:style-name="T2">Sockets para comunicação entre servidores. Para o testes foram utilizados vetores lineares de tamanho crescente.</text:span></text:p>
      <text:p text:style-name="P6"/>
      <text:p text:style-name="P3">Objetivos</text:p>
      <text:p text:style-name="P6"><text:tab/>O objetivo do trabalho, principalmente é ter um contato mais intimo com a <text:span text:style-name="T2">comunicação com Socket para posteriormente entender melhor como funciona o MPI e apreciar a vantagem da simplicidade de se programar utilizando tal API</text:span>, e avaliar o ganho de desempenho que é obtido ao utilizar diversos <text:span text:style-name="T2">processos paralelos </text:span>para a realização de uma mesma tarefa. </text:p>
      <text:p text:style-name="P6"/>
      <text:p text:style-name="P3">Metodologia</text:p>
      <text:p text:style-name="P6"><text:tab/>Para a execução desse projeto foi implementado <text:span text:style-name="T2">o servidor, que respodia a requisições fietas por um cliente, que submetia vetores para serem ordenados e então devolvia os vetores de forma ordenada utilizando o algoritmo de bolha. Após fazer a pré ordenação nos servidores o processo cliente faz a ordenação final utilizando o algoritmo </text:span><text:soft-page-break/><text:span text:style-name="T2">Merge-Sort. Após isso o resultado é gravado em um Arquivo de texto para que o usuário possa utilizálo.</text:span></text:p>
      <text:p text:style-name="P12"><text:tab/>A ferramenta utilizada para fazer a medição de tempo de execução foi o comando <text:span text:style-name="T1">date</text:span> do Gnu/Linux, que fornece a resolução de tempo na ordem de <text:span text:style-name="T2">mili-</text:span>segundos. Com essa ferramente foi obtida a métrica Tempo Total, que mostra o tempo que o processo todo levou para ser executado, desde sua criação até sua conclusão. <text:span text:style-name="T2">Essa métrica foi útilizada pois engloba todos os atrasos de comunicação e overhead de threads, alocação de memória e tratamento de parametros. </text:span></text:p>
      <text:p text:style-name="P13"><draw:frame draw:style-name="fr1" draw:name="Objeto2" text:anchor-type="paragraph" svg:x="0.711cm" svg:y="0.157cm" svg:width="16.572cm" svg:height="11.098cm" draw:z-index="0"><draw:object xlink:href="./Object 2" xlink:type="simple" xlink:show="embed" xlink:actuate="onLoad"/><draw:image xlink:href="./ObjectReplacements/Object 2" xlink:type="simple" xlink:show="embed" xlink:actuate="onLoad"/><svg:desc>gráfico</svg:desc></draw:frame><draw:frame draw:style-name="fr1" draw:name="Objeto3" text:anchor-type="paragraph" svg:x="1.24cm" svg:y="0cm" svg:width="16.572cm" svg:height="11.098cm" draw:z-index="1"><draw:object xlink:href="./Object 3" xlink:type="simple" xlink:show="embed" xlink:actuate="onLoad"/><draw:image xlink:href="./ObjectReplacements/Object 3" xlink:type="simple" xlink:show="embed" xlink:actuate="onLoad"/><svg:desc>gráfico</svg:desc></draw:frame><text:tab/>No grafico <text:span text:style-name="T4">acima</text:span> é possível observar que o speed-up <text:span text:style-name="T4">cresce de acordo com o aumento de servidores de trabalho. Isso tem explicação pelo algoritmo de ordenação por </text:span><text:soft-page-break/><text:span text:style-name="T4">bolha, que tem complexidade exponencial. Assim, ao reduzir o tamanho do vetor que será ordenado utilizando esse algoritmo o ganho de tempo é significativo. </text:span></text:p>
      <text:p text:style-name="P14">Além disso um diferencial desse projeto foi o uso de Threads, para poder executar todos os servidores em paralelo (concorrendo apenas por tempo de CPU e memória).</text:p>
      <text:p text:style-name="P8"/>
      <text:p text:style-name="P4">Discussão</text:p>
      <text:p text:style-name="P5"><text:tab/>Com base <text:span text:style-name="T3">n</text:span>os testes feitos (e outros muitos ainda podem ser feitos como por exemplo o uso de um computador do Cluster<text:span text:style-name="T3">),</text:span> <text:s/>foi possível perceber que o uso <text:span text:style-name="T3">de processos se comunicando com sockets, gera um bom ganho de desempenho, mas ao custo de uma altissima complexidade em termos de programação. O que muitas vezes pode trazer erros devido a complexidade do sistema final. Embora o uso de Sockets forneça um </text:span>ótimo meio de conseguir explorar o potencial de clusters e grids, o <text:span text:style-name="T3">uso</text:span> de sockets em linguagem C provavelmente desencorajaria muitos a se aventurar nesse nicho, que já se mostra muito deficitário em mão de obra.</text:p>
      <text:p text:style-name="P5"><text:tab/>Além disso essa ferramenta nos traz facilidade para explorar o poder computacional nas grades e em clusters, que muitas vezes podem ser muito mais fáceis de manter e escalar do que um computador com múitos núcleos e processadores individuais, onde não é possível inserir mais núcleos para executar <text:soft-page-break/>mais threads ao mesmo tempo.</text:p>
      <text:p text:style-name="P16"><text:tab/>O speedup observado foi de aproximadamente de 2 a 3 vezes comparado com o uso de apenas um servidor de tarefas. Isso pode ser explicado pelo uso de um processador dual core e o uso de um modelo de duas fazes sendo a primeira um Bag-Of-Tasks onde as tarefas são independentes entre si (ordenação por bolha) e a segunda uma execução sequencial (Merge-So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7:06:59.603806163</meta:creation-date>
    <dc:date>2014-05-20T00:27:47.046719188</dc:date>
    <meta:editing-duration>PT1H25M58S</meta:editing-duration>
    <meta:editing-cycles>6</meta:editing-cycles>
    <meta:generator>LibreOffice/4.2.4.2$Linux_X86_64 LibreOffice_project/420m0$Build-2</meta:generator>
    <meta:document-statistic meta:table-count="0" meta:image-count="0" meta:object-count="2" meta:page-count="5" meta:paragraph-count="21" meta:word-count="561" meta:character-count="3467" meta:non-whitespace-character-count="291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71cm" svg:height="11.098cm" xlink:href="." xlink:type="simple" chart:class="chart:bar" chart:style-name="ch1">
        <chart:title svg:x="6.178cm" svg:y="0.356cm" chart:style-name="ch2">
          <text:p>Tempo de Execução</text:p>
        </chart:title>
        <chart:subtitle svg:x="4.114cm" svg:y="1.437cm" chart:style-name="ch3">
          <text:p>por Tamanho do Vetor e Número de Servidores</text:p>
        </chart:subtitle>
        <chart:legend chart:legend-position="end" svg:x="13.355cm" svg:y="4.397cm" style:legend-expansion="high" chart:style-name="ch4"/>
        <chart:plot-area chart:style-name="ch5" chart:data-source-has-labels="both" svg:x="1.396cm" svg:y="2.64cm" svg:width="11.297cm" svg:height="7.202cm">
          <chartooo:coordinate-region svg:x="2.388cm" svg:y="2.866cm" svg:width="10.305cm" svg:height="6.276cm"/>
          <chart:axis chart:dimension="x" chart:name="primary-x" chart:style-name="ch6" chartooo:axis-type="auto">
            <chartooo:date-scale/>
            <chart:title svg:x="5.651cm" svg:y="10.063cm" chart:style-name="ch7">
              <text:p>Tamanho do Vetor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7.78cm" chart:style-name="ch9">
              <text:p>Tempo de Execução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ERVIDOR</text:p>
              </table:table-cell>
              <table:table-cell office:value-type="string">
                <text:p>2SERVIDORES</text:p>
              </table:table-cell>
              <table:table-cell office:value-type="string">
                <text:p>4SERVIDORES</text:p>
              </table:table-cell>
              <table:table-cell office:value-type="string">
                <text:p>8SERVIDORES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</table:table-cell>
              <table:table-cell office:value-type="float" office:value="1429">
                <text:p>1429</text:p>
              </table:table-cell>
              <table:table-cell office:value-type="float" office:value="736">
                <text:p>736</text:p>
              </table:table-cell>
              <table:table-cell office:value-type="float" office:value="495">
                <text:p>49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792">
                <text:p>1792</text:p>
              </table:table-cell>
              <table:table-cell office:value-type="float" office:value="917">
                <text:p>917</text:p>
              </table:table-cell>
              <table:table-cell office:value-type="float" office:value="643">
                <text:p>64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001">
                <text:p>3001</text:p>
              </table:table-cell>
              <table:table-cell office:value-type="float" office:value="1537">
                <text:p>1537</text:p>
              </table:table-cell>
              <table:table-cell office:value-type="float" office:value="1167">
                <text:p>116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7588">
                <text:p>7588</text:p>
              </table:table-cell>
              <table:table-cell office:value-type="float" office:value="3881">
                <text:p>3881</text:p>
              </table:table-cell>
              <table:table-cell office:value-type="float" office:value="3318">
                <text:p>3318</text:p>
              </table:table-cell>
              <table:table-cell office:value-type="float" office:value="3097">
                <text:p>3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71cm" svg:height="11.098cm" xlink:href="." xlink:type="simple" chart:class="chart:bar" chart:style-name="ch1">
        <chart:title svg:x="6.178cm" svg:y="0.356cm" chart:style-name="ch2">
          <text:p>Tempo de Execução</text:p>
        </chart:title>
        <chart:subtitle svg:x="4.114cm" svg:y="1.437cm" chart:style-name="ch3">
          <text:p>por Tamanho do Vetor e Número de Servidores</text:p>
        </chart:subtitle>
        <chart:legend chart:legend-position="end" svg:x="13.355cm" svg:y="4.397cm" style:legend-expansion="high" chart:style-name="ch4"/>
        <chart:plot-area chart:style-name="ch5" chart:data-source-has-labels="both" svg:x="1.396cm" svg:y="2.64cm" svg:width="11.297cm" svg:height="7.202cm">
          <chartooo:coordinate-region svg:x="2.388cm" svg:y="2.866cm" svg:width="10.305cm" svg:height="6.276cm"/>
          <chart:axis chart:dimension="x" chart:name="primary-x" chart:style-name="ch6" chartooo:axis-type="auto">
            <chartooo:date-scale/>
            <chart:title svg:x="5.651cm" svg:y="10.063cm" chart:style-name="ch7">
              <text:p>Tamanho do Vetor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7.78cm" chart:style-name="ch9">
              <text:p>Tempo de Execução</text:p>
            </chart:title>
            <chart:grid chart:style-name="ch10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series chart:style-name="ch14" chart:values-cell-range-address="local-table.$E$2:.$E$5" chart:label-cell-address="local-table.$E$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ERVIDOR</text:p>
              </table:table-cell>
              <table:table-cell office:value-type="string">
                <text:p>2SERVIDORES</text:p>
              </table:table-cell>
              <table:table-cell office:value-type="string">
                <text:p>4SERVIDORES</text:p>
              </table:table-cell>
              <table:table-cell office:value-type="string">
                <text:p>8SERVIDORES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</table:table-cell>
              <table:table-cell office:value-type="float" office:value="1429">
                <text:p>1429</text:p>
              </table:table-cell>
              <table:table-cell office:value-type="float" office:value="736">
                <text:p>736</text:p>
              </table:table-cell>
              <table:table-cell office:value-type="float" office:value="495">
                <text:p>49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792">
                <text:p>1792</text:p>
              </table:table-cell>
              <table:table-cell office:value-type="float" office:value="917">
                <text:p>917</text:p>
              </table:table-cell>
              <table:table-cell office:value-type="float" office:value="643">
                <text:p>64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001">
                <text:p>3001</text:p>
              </table:table-cell>
              <table:table-cell office:value-type="float" office:value="1537">
                <text:p>1537</text:p>
              </table:table-cell>
              <table:table-cell office:value-type="float" office:value="1167">
                <text:p>116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7588">
                <text:p>7588</text:p>
              </table:table-cell>
              <table:table-cell office:value-type="float" office:value="3881">
                <text:p>3881</text:p>
              </table:table-cell>
              <table:table-cell office:value-type="float" office:value="3318">
                <text:p>3318</text:p>
              </table:table-cell>
              <table:table-cell office:value-type="float" office:value="3097">
                <text:p>30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